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N0-initial-test" table:style-name="ta1">
        <table:shapes>
          <draw:frame draw:z-index="0" draw:style-name="gr1" draw:text-style-name="P1" svg:width="159.99mm" svg:height="89.99mm" svg:x="91.32mm" svg:y="1mm">
            <draw:object draw:notify-on-update-of-ranges="'SN0-initial-test'.A1:'SN0-initial-test'.A1 'SN0-initial-test'.A2:'SN0-initial-test'.A225 'SN0-initial-test'.C1:'SN0-initial-test'.C1 'SN0-initial-test'.C2:'SN0-initial-test'.C225 'SN0-initial-test'.A1:'SN0-initial-test'.A1 'SN0-initial-test'.A2:'SN0-initial-test'.A225 'SN0-initial-test'.D1:'SN0-initial-test'.D1 'SN0-initial-test'.D2:'SN0-initial-test'.D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 sec</text:p>
          </table:table-cell>
          <table:table-cell office:value-type="string" calcext:value-type="string">
            <text:p>pid sec</text:p>
          </table:table-cell>
          <table:table-cell office:value-type="string" calcext:value-type="string">
            <text:p>pid consigne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</table:table-row>
      </table:table>
      <table:table table:name="SnCu-full-reflow" table:style-name="ta1">
        <table:shapes>
          <draw:frame draw:z-index="0" draw:style-name="gr1" draw:text-style-name="P1" svg:width="188.02mm" svg:height="100.52mm" svg:x="91.28mm" svg:y="0.98mm">
            <draw:object draw:notify-on-update-of-ranges="'SnCu-full-reflow'.C1:'SnCu-full-reflow'.C1 'SnCu-full-reflow'.C2:'SnCu-full-reflow'.C468 'SnCu-full-reflow'.D1:'SnCu-full-reflow'.D1 'SnCu-full-reflow'.D2:'SnCu-full-reflow'.D4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 sec</text:p>
          </table:table-cell>
          <table:table-cell office:value-type="string" calcext:value-type="string">
            <text:p>pid sec</text:p>
          </table:table-cell>
          <table:table-cell office:value-type="string" calcext:value-type="string">
            <text:p>pid consigne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7T01:46:45.737350505</meta:creation-date>
    <dc:date>2024-12-17T19:14:21.011593555</dc:date>
    <meta:editing-duration>PT7H17M19S</meta:editing-duration>
    <meta:editing-cycles>1</meta:editing-cycles>
    <meta:generator>LibreOffice/6.0.7.3$Linux_X86_64 LibreOffice_project/00m0$Build-3</meta:generator>
    <meta:document-statistic meta:table-count="2" meta:cell-count="27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952cm" style:legend-expansion="high" chart:style-name="ch2"/>
        <chart:plot-area chart:style-name="ch3" table:cell-range-address="'SN0-initial-test'.A1:'SN0-initial-test'.A225 'SN0-initial-test'.C1:'SN0-initial-test'.D225" chart:data-source-has-labels="row" svg:x="0.32cm" svg:y="0.18cm" svg:width="12.085cm" svg:height="8.64cm">
          <chartooo:coordinate-region svg:x="1.127cm" svg:y="0.379cm" svg:width="10.9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N0-initial-test'.C2:'SN0-initial-test'.C225" chart:label-cell-address="'SN0-initial-test'.C1:'SN0-initial-test'.C1" chart:class="chart:scatter">
            <chart:domain table:cell-range-address="'SN0-initial-test'.A2:'SN0-initial-test'.A225"/>
            <chart:data-point chart:repeated="224"/>
          </chart:series>
          <chart:series chart:style-name="ch7" chart:values-cell-range-address="'SN0-initial-test'.D2:'SN0-initial-test'.D225" chart:label-cell-address="'SN0-initial-test'.D1:'SN0-initial-test'.D1" chart:class="chart:scatter"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id consigne</text:p>
                <draw:g>
                  <svg:desc>'SN0-initial-test'.C1:'SN0-initial-test'.C1</svg:desc>
                </draw:g>
              </table:table-cell>
              <table:table-cell office:value-type="string">
                <text:p>temp</text:p>
                <draw:g>
                  <svg:desc>'SN0-initial-test'.D1:'SN0-initial-tes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N0-initial-test'.A2:'SN0-initial-test'.A225</svg:desc>
                </draw:g>
              </table:table-cell>
              <table:table-cell office:value-type="float" office:value="46">
                <text:p>46</text:p>
                <draw:g>
                  <svg:desc>'SN0-initial-test'.C2:'SN0-initial-test'.C225</svg:desc>
                </draw:g>
              </table:table-cell>
              <table:table-cell office:value-type="float" office:value="41">
                <text:p>41</text:p>
                <draw:g>
                  <svg:desc>'SN0-initial-test'.D2:'SN0-initial-test'.D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7">
                <text:p>1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3">
                <text:p>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9">
                <text:p>1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9">
                <text:p>1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1">
                <text:p>1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1">
                <text:p>1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7">
                <text:p>1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7">
                <text:p>1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3">
                <text:p>14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3">
                <text:p>1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9">
                <text:p>14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9">
                <text:p>1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9">
                <text:p>1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9">
                <text:p>14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58">
                <text:p>1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60">
                <text:p>1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61">
                <text:p>1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3">
                <text:p>1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3">
                <text:p>1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3">
                <text:p>1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5">
                <text:p>1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65">
                <text:p>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65">
                <text:p>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6">
                <text:p>16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68">
                <text:p>1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1">
                <text:p>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71">
                <text:p>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71">
                <text:p>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8">
                <text:p>1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7">
                <text:p>1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01">
                <text:p>20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01">
                <text:p>2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08">
                <text:p>2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08">
                <text:p>20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08">
                <text:p>20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16">
                <text:p>21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6">
                <text:p>2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23">
                <text:p>22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23">
                <text:p>22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23">
                <text:p>2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0">
                <text:p>2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30">
                <text:p>2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37">
                <text:p>23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37">
                <text:p>23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37">
                <text:p>23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45">
                <text:p>2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45">
                <text:p>24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45">
                <text:p>24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03cm" svg:height="10.053cm" xlink:href=".." xlink:type="simple" chart:class="chart:line" chart:style-name="ch1">
        <chart:legend chart:legend-position="end" svg:x="15.528cm" svg:y="4.478cm" style:legend-expansion="high" chart:style-name="ch2"/>
        <chart:plot-area chart:style-name="ch3" table:cell-range-address="'SnCu-full-reflow'.C1:'SnCu-full-reflow'.D468" chart:data-source-has-labels="row" svg:x="0.376cm" svg:y="0.201cm" svg:width="14.776cm" svg:height="9.651cm">
          <chartooo:coordinate-region svg:x="1.183cm" svg:y="0.322cm" svg:width="13.969cm" svg:height="8.5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nCu-full-reflow'.C2:'SnCu-full-reflow'.C468" chart:label-cell-address="'SnCu-full-reflow'.C1:'SnCu-full-reflow'.C1" chart:class="chart:line">
            <chart:data-point chart:repeated="467"/>
          </chart:series>
          <chart:series chart:style-name="ch7" chart:values-cell-range-address="'SnCu-full-reflow'.D2:'SnCu-full-reflow'.D468" chart:label-cell-address="'SnCu-full-reflow'.D1:'SnCu-full-reflow'.D1" chart:class="chart:line">
            <chart:data-point chart:repeated="4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 consigne</text:p>
                <draw:g>
                  <svg:desc>'SnCu-full-reflow'.C1:'SnCu-full-reflow'.C1</svg:desc>
                </draw:g>
              </table:table-cell>
              <table:table-cell office:value-type="string">
                <text:p>temp</text:p>
                <draw:g>
                  <svg:desc>'SnCu-full-reflow'.D1:'SnCu-full-reflow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SnCu-full-reflow'.C2:'SnCu-full-reflow'.C468</svg:desc>
                </draw:g>
              </table:table-cell>
              <table:table-cell office:value-type="float" office:value="23">
                <text:p>23</text:p>
                <draw:g>
                  <svg:desc>'SnCu-full-reflow'.D2:'SnCu-full-reflow'.D4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">
                <text:p>1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">
                <text:p>1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1">
                <text:p>1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">
                <text:p>1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">
                <text:p>1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">
                <text:p>1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">
                <text:p>1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">
                <text:p>1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2">
                <text:p>1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">
                <text:p>1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2">
                <text:p>14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">
                <text:p>14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">
                <text:p>1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9">
                <text:p>14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">
                <text:p>1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">
                <text:p>1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">
                <text:p>1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">
                <text:p>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6">
                <text:p>16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8">
                <text:p>1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8">
                <text:p>1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">
                <text:p>1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">
                <text:p>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1">
                <text:p>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3">
                <text:p>17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8">
                <text:p>1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7">
                <text:p>1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7">
                <text:p>1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">
                <text:p>19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1">
                <text:p>2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1">
                <text:p>20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8">
                <text:p>20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8">
                <text:p>2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8">
                <text:p>20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">
                <text:p>2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6">
                <text:p>2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3">
                <text:p>22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3">
                <text:p>2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0">
                <text:p>2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0">
                <text:p>2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0">
                <text:p>2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7">
                <text:p>2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5">
                <text:p>2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5">
                <text:p>24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5">
                <text:p>24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5">
                <text:p>24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5">
                <text:p>2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5">
                <text:p>2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5">
                <text:p>2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5">
                <text:p>2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